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P1" style:family="paragraph" style:parent-style-name="Standard">
      <style:paragraph-properties fo:text-align="justify" style:justify-single-word="false"/>
      <style:text-properties officeooo:rsid="0033527c" officeooo:paragraph-rsid="000c8dd2"/>
    </style:style>
    <style:style style:name="P2" style:family="paragraph" style:parent-style-name="Standard">
      <style:paragraph-properties fo:text-align="justify" style:justify-single-word="false"/>
      <style:text-properties officeooo:rsid="0033527c" officeooo:paragraph-rsid="0033527c"/>
    </style:style>
    <style:style style:name="P3" style:family="paragraph" style:parent-style-name="Standard">
      <style:text-properties officeooo:rsid="0033527c" officeooo:paragraph-rsid="0033527c"/>
    </style:style>
    <style:style style:name="P4" style:family="paragraph" style:parent-style-name="Standard">
      <style:paragraph-properties fo:text-align="justify" style:justify-single-word="false"/>
      <style:text-properties officeooo:rsid="0035327d" officeooo:paragraph-rsid="0035327d"/>
    </style:style>
    <style:style style:name="P5" style:family="paragraph" style:parent-style-name="Standard">
      <style:paragraph-properties fo:text-align="justify" style:justify-single-word="false"/>
      <style:text-properties officeooo:rsid="003a6851" officeooo:paragraph-rsid="003a6851"/>
    </style:style>
    <style:style style:name="P6" style:family="paragraph" style:parent-style-name="Standard">
      <style:paragraph-properties fo:text-align="justify" style:justify-single-word="false"/>
      <style:text-properties officeooo:rsid="003a6851" officeooo:paragraph-rsid="003bd71b"/>
    </style:style>
    <style:style style:name="P7" style:family="paragraph" style:parent-style-name="Standard">
      <style:paragraph-properties fo:text-align="justify" style:justify-single-word="false"/>
      <style:text-properties officeooo:rsid="0044e1c1" officeooo:paragraph-rsid="0044e1c1"/>
    </style:style>
    <style:style style:name="P8" style:family="paragraph" style:parent-style-name="Standard">
      <style:paragraph-properties fo:text-align="justify" style:justify-single-word="false"/>
      <style:text-properties fo:font-weight="bold" officeooo:rsid="0033527c" officeooo:paragraph-rsid="0033527c" style:font-weight-asian="bold" style:font-weight-complex="bold"/>
    </style:style>
    <style:style style:name="P9" style:family="paragraph" style:parent-style-name="Standard">
      <style:text-properties fo:font-weight="bold" officeooo:rsid="0033527c" officeooo:paragraph-rsid="0033527c" style:font-weight-asian="bold" style:font-weight-complex="bold"/>
    </style:style>
    <style:style style:name="P10" style:family="paragraph" style:parent-style-name="Standard">
      <style:text-properties officeooo:rsid="000c8dd2" officeooo:paragraph-rsid="000c8dd2"/>
    </style:style>
    <style:style style:name="P11" style:family="paragraph" style:parent-style-name="Standard">
      <style:paragraph-properties fo:text-align="justify" style:justify-single-word="false"/>
      <style:text-properties officeooo:rsid="004d3102" officeooo:paragraph-rsid="004d3102"/>
    </style:style>
    <style:style style:name="P12" style:family="paragraph" style:parent-style-name="Standard">
      <style:paragraph-properties fo:text-align="justify" style:justify-single-word="false"/>
      <style:text-properties officeooo:rsid="0054100e" officeooo:paragraph-rsid="0054100e"/>
    </style:style>
    <style:style style:name="P13" style:family="paragraph" style:parent-style-name="Standard">
      <style:paragraph-properties fo:text-align="justify" style:justify-single-word="false"/>
      <style:text-properties officeooo:rsid="005ade1e" officeooo:paragraph-rsid="005ade1e"/>
    </style:style>
    <style:style style:name="P14" style:family="paragraph" style:parent-style-name="Standard">
      <style:paragraph-properties fo:text-align="justify" style:justify-single-word="false"/>
      <style:text-properties officeooo:rsid="005d7af6" officeooo:paragraph-rsid="005d7af6"/>
    </style:style>
    <style:style style:name="P15" style:family="paragraph" style:parent-style-name="Table_20_Contents">
      <style:text-properties officeooo:rsid="001045a3" officeooo:paragraph-rsid="001045a3"/>
    </style:style>
    <style:style style:name="P16" style:family="paragraph" style:parent-style-name="Table_20_Contents">
      <style:text-properties officeooo:rsid="0010977c" officeooo:paragraph-rsid="0010977c"/>
    </style:style>
    <style:style style:name="P17" style:family="paragraph" style:parent-style-name="Table_20_Contents">
      <style:paragraph-properties fo:text-align="justify" style:justify-single-word="false"/>
      <style:text-properties officeooo:rsid="0054100e" officeooo:paragraph-rsid="0054100e"/>
    </style:style>
    <style:style style:name="P18" style:family="paragraph" style:parent-style-name="Table_20_Contents">
      <style:paragraph-properties fo:text-align="start" style:justify-single-word="false"/>
      <style:text-properties officeooo:rsid="0054100e" officeooo:paragraph-rsid="0054100e"/>
    </style:style>
    <style:style style:name="P19" style:family="paragraph" style:parent-style-name="Table_20_Contents">
      <style:paragraph-properties fo:margin-left="0.4925in" fo:margin-right="0in" fo:text-indent="-0.25in" style:auto-text-indent="false"/>
      <style:text-properties officeooo:rsid="001d8356" officeooo:paragraph-rsid="001d8356"/>
    </style:style>
    <style:style style:name="P20" style:family="paragraph" style:parent-style-name="Table_20_Contents">
      <style:paragraph-properties fo:margin-left="0.4925in" fo:margin-right="0in" fo:text-indent="-0.25in" style:auto-text-indent="false"/>
      <style:text-properties officeooo:rsid="001d8356" officeooo:paragraph-rsid="0021bd9e"/>
    </style:style>
    <style:style style:name="P21" style:family="paragraph" style:parent-style-name="Table_20_Contents">
      <style:paragraph-properties fo:margin-left="0.4925in" fo:margin-right="0in" fo:text-indent="-0.25in" style:auto-text-indent="false"/>
      <style:text-properties fo:font-weight="normal" officeooo:rsid="001d8356" officeooo:paragraph-rsid="001d8356" style:font-weight-asian="normal" style:font-weight-complex="normal"/>
    </style:style>
    <style:style style:name="P22" style:family="paragraph" style:parent-style-name="Table_20_Contents">
      <style:paragraph-properties fo:margin-left="0.4925in" fo:margin-right="0in" fo:text-indent="-0.25in" style:auto-text-indent="false"/>
      <style:text-properties fo:font-weight="normal" officeooo:rsid="001d8356" officeooo:paragraph-rsid="0021bd9e" style:font-weight-asian="normal" style:font-weight-complex="normal"/>
    </style:style>
    <style:style style:name="P23" style:family="paragraph" style:parent-style-name="Table_20_Contents">
      <style:paragraph-properties fo:margin-left="0.4925in" fo:margin-right="0in" fo:text-indent="-0.25in" style:auto-text-indent="false"/>
      <style:text-properties fo:font-weight="normal" officeooo:rsid="001d8356" officeooo:paragraph-rsid="002070bd" style:font-weight-asian="normal" style:font-weight-complex="normal"/>
    </style:style>
    <style:style style:name="P24" style:family="paragraph" style:parent-style-name="Table_20_Contents">
      <style:paragraph-properties fo:margin-left="0.4925in" fo:margin-right="0in" fo:text-indent="-0.25in" style:auto-text-indent="false"/>
      <style:text-properties fo:font-weight="normal" officeooo:rsid="002070bd" officeooo:paragraph-rsid="002070bd" style:font-weight-asian="normal" style:font-weight-complex="normal"/>
    </style:style>
    <style:style style:name="P25" style:family="paragraph" style:parent-style-name="Table_20_Contents">
      <style:paragraph-properties fo:margin-left="0.4925in" fo:margin-right="0in" fo:text-indent="-0.25in" style:auto-text-indent="false"/>
      <style:text-properties fo:font-weight="normal" officeooo:rsid="0021bd9e" officeooo:paragraph-rsid="0021bd9e" style:font-weight-asian="normal" style:font-weight-complex="normal"/>
    </style:style>
    <style:style style:name="P26" style:family="paragraph" style:parent-style-name="Table_20_Contents">
      <style:paragraph-properties fo:margin-left="0in" fo:margin-right="0in" fo:text-indent="0in" style:auto-text-indent="false"/>
      <style:text-properties officeooo:rsid="001d8356" officeooo:paragraph-rsid="001d8356"/>
    </style:style>
    <style:style style:name="P27" style:family="paragraph" style:parent-style-name="Table_20_Contents">
      <style:paragraph-properties fo:margin-left="0in" fo:margin-right="0in" fo:text-indent="0in" style:auto-text-indent="false"/>
      <style:text-properties fo:font-weight="bold" officeooo:rsid="001d8356" officeooo:paragraph-rsid="001d8356" style:font-weight-asian="bold" style:font-weight-complex="bold"/>
    </style:style>
    <style:style style:name="P28" style:family="paragraph" style:parent-style-name="Table_20_Contents">
      <style:paragraph-properties fo:margin-left="0in" fo:margin-right="0in" fo:text-indent="0in" style:auto-text-indent="false"/>
      <style:text-properties fo:font-weight="bold" officeooo:rsid="00237302" officeooo:paragraph-rsid="00237302" style:font-weight-asian="bold" style:font-weight-complex="bold"/>
    </style:style>
    <style:style style:name="P29" style:family="paragraph" style:parent-style-name="Table_20_Contents">
      <style:paragraph-properties fo:margin-left="0in" fo:margin-right="0in" fo:text-indent="0in" style:auto-text-indent="false"/>
      <style:text-properties fo:font-weight="bold" officeooo:rsid="00237302" officeooo:paragraph-rsid="002ad4d7" style:font-weight-asian="bold" style:font-weight-complex="bold"/>
    </style:style>
    <style:style style:name="P30" style:family="paragraph" style:parent-style-name="Table_20_Contents">
      <style:paragraph-properties fo:margin-left="0in" fo:margin-right="0in" fo:text-indent="0in" style:auto-text-indent="false"/>
      <style:text-properties fo:font-weight="bold" officeooo:rsid="00237302" officeooo:paragraph-rsid="00292e29" style:font-weight-asian="bold" style:font-weight-complex="bold"/>
    </style:style>
    <style:style style:name="P31" style:family="paragraph" style:parent-style-name="Table_20_Contents">
      <style:paragraph-properties fo:margin-left="0in" fo:margin-right="0in" fo:text-indent="0in" style:auto-text-indent="false"/>
      <style:text-properties fo:font-weight="normal" officeooo:rsid="00237302" officeooo:paragraph-rsid="00292e29" style:font-weight-asian="normal" style:font-weight-complex="normal"/>
    </style:style>
    <style:style style:name="P32" style:family="paragraph" style:parent-style-name="Table_20_Contents">
      <style:paragraph-properties fo:margin-left="0in" fo:margin-right="0in" fo:text-indent="0in" style:auto-text-indent="false"/>
      <style:text-properties fo:font-weight="normal" officeooo:rsid="00237302" officeooo:paragraph-rsid="00237302" style:font-weight-asian="normal" style:font-weight-complex="normal"/>
    </style:style>
    <style:style style:name="P33" style:family="paragraph" style:parent-style-name="Table_20_Contents">
      <style:paragraph-properties fo:margin-left="0in" fo:margin-right="0in" fo:text-indent="0in" style:auto-text-indent="false"/>
      <style:text-properties fo:font-weight="normal" officeooo:rsid="00274b8d" officeooo:paragraph-rsid="00237302" style:font-weight-asian="normal" style:font-weight-complex="normal"/>
    </style:style>
    <style:style style:name="P34" style:family="paragraph" style:parent-style-name="Standard" style:list-style-name="L1">
      <style:paragraph-properties fo:text-align="justify" style:justify-single-word="false"/>
      <style:text-properties officeooo:rsid="0033527c" officeooo:paragraph-rsid="0033527c"/>
    </style:style>
    <style:style style:name="P35" style:family="paragraph" style:parent-style-name="Standard" style:list-style-name="L1">
      <style:paragraph-properties fo:text-align="justify" style:justify-single-word="false"/>
      <style:text-properties officeooo:rsid="0035327d" officeooo:paragraph-rsid="0035327d"/>
    </style:style>
    <style:style style:name="P36" style:family="paragraph" style:parent-style-name="Standard" style:list-style-name="L1">
      <style:paragraph-properties fo:text-align="justify" style:justify-single-word="false"/>
      <style:text-properties officeooo:rsid="0035327d" officeooo:paragraph-rsid="00388109"/>
    </style:style>
    <style:style style:name="P37" style:family="paragraph" style:parent-style-name="Standard" style:list-style-name="L4">
      <style:paragraph-properties fo:text-align="justify" style:justify-single-word="false"/>
      <style:text-properties officeooo:rsid="0035327d" officeooo:paragraph-rsid="0035327d"/>
    </style:style>
    <style:style style:name="P38" style:family="paragraph" style:parent-style-name="Standard" style:list-style-name="L4">
      <style:paragraph-properties fo:text-align="justify" style:justify-single-word="false"/>
      <style:text-properties officeooo:rsid="00388109" officeooo:paragraph-rsid="00388109"/>
    </style:style>
    <style:style style:name="P39" style:family="paragraph" style:parent-style-name="Standard" style:list-style-name="L4">
      <style:paragraph-properties fo:text-align="justify" style:justify-single-word="false"/>
      <style:text-properties officeooo:rsid="0038bf66" officeooo:paragraph-rsid="0038bf66"/>
    </style:style>
    <style:style style:name="P40" style:family="paragraph" style:parent-style-name="Standard" style:list-style-name="L1">
      <style:paragraph-properties fo:text-align="justify" style:justify-single-word="false"/>
      <style:text-properties officeooo:rsid="00373dfe" officeooo:paragraph-rsid="00373dfe"/>
    </style:style>
    <style:style style:name="P41" style:family="paragraph" style:parent-style-name="Standard" style:list-style-name="L5">
      <style:paragraph-properties fo:text-align="justify" style:justify-single-word="false"/>
      <style:text-properties officeooo:rsid="003a6851" officeooo:paragraph-rsid="003a6851"/>
    </style:style>
    <style:style style:name="P42" style:family="paragraph" style:parent-style-name="Standard" style:list-style-name="L5">
      <style:paragraph-properties fo:text-align="justify" style:justify-single-word="false"/>
      <style:text-properties officeooo:rsid="003bd71b" officeooo:paragraph-rsid="003bd71b"/>
    </style:style>
    <style:style style:name="P43" style:family="paragraph" style:parent-style-name="Standard" style:list-style-name="L5">
      <style:paragraph-properties fo:text-align="justify" style:justify-single-word="false"/>
      <style:text-properties officeooo:rsid="003def67" officeooo:paragraph-rsid="003def67"/>
    </style:style>
    <style:style style:name="P44" style:family="paragraph" style:parent-style-name="Standard" style:list-style-name="L5">
      <style:paragraph-properties fo:text-align="justify" style:justify-single-word="false"/>
      <style:text-properties officeooo:rsid="00437329" officeooo:paragraph-rsid="00437329"/>
    </style:style>
    <style:style style:name="P45" style:family="paragraph" style:parent-style-name="Standard" style:list-style-name="L5">
      <style:paragraph-properties fo:text-align="justify" style:justify-single-word="false"/>
      <style:text-properties officeooo:rsid="0044e1c1" officeooo:paragraph-rsid="0044e1c1"/>
    </style:style>
    <style:style style:name="P46" style:family="paragraph" style:parent-style-name="Standard" style:list-style-name="L1">
      <style:paragraph-properties fo:text-align="justify" style:justify-single-word="false"/>
      <style:text-properties officeooo:rsid="0044e1c1" officeooo:paragraph-rsid="0044e1c1"/>
    </style:style>
    <style:style style:name="P47" style:family="paragraph" style:parent-style-name="Standard" style:list-style-name="L6">
      <style:paragraph-properties fo:text-align="justify" style:justify-single-word="false"/>
      <style:text-properties officeooo:rsid="0048ed25" officeooo:paragraph-rsid="0048ed25"/>
    </style:style>
    <style:style style:name="P48" style:family="paragraph" style:parent-style-name="Standard" style:list-style-name="L6">
      <style:paragraph-properties fo:text-align="justify" style:justify-single-word="false"/>
      <style:text-properties officeooo:rsid="004d3102" officeooo:paragraph-rsid="004d3102"/>
    </style:style>
    <style:style style:name="P49" style:family="paragraph" style:parent-style-name="Standard" style:list-style-name="L6">
      <style:paragraph-properties fo:text-align="justify" style:justify-single-word="false"/>
      <style:text-properties officeooo:rsid="0058e71d" officeooo:paragraph-rsid="0058e71d"/>
    </style:style>
    <style:style style:name="P50" style:family="paragraph" style:parent-style-name="Standard" style:list-style-name="L1">
      <style:paragraph-properties fo:text-align="justify" style:justify-single-word="false"/>
      <style:text-properties officeooo:rsid="005ade1e" officeooo:paragraph-rsid="005ade1e"/>
    </style:style>
    <style:style style:name="P51" style:family="paragraph" style:parent-style-name="Standard" style:list-style-name="L7">
      <style:paragraph-properties fo:text-align="justify" style:justify-single-word="false"/>
      <style:text-properties officeooo:rsid="005d7af6" officeooo:paragraph-rsid="005d7af6"/>
    </style:style>
    <style:style style:name="P52" style:family="paragraph" style:parent-style-name="Standard" style:list-style-name="L7">
      <style:paragraph-properties fo:text-align="justify" style:justify-single-word="false"/>
      <style:text-properties officeooo:rsid="005ec87e" officeooo:paragraph-rsid="005ec87e"/>
    </style:style>
    <style:style style:name="P53" style:family="paragraph" style:parent-style-name="Standard" style:list-style-name="L7">
      <style:paragraph-properties fo:text-align="justify" style:justify-single-word="false"/>
      <style:text-properties officeooo:rsid="0061c31e" officeooo:paragraph-rsid="0061c31e"/>
    </style:style>
    <style:style style:name="P54" style:family="paragraph" style:parent-style-name="Standard" style:list-style-name="L7">
      <style:paragraph-properties fo:text-align="justify" style:justify-single-word="false"/>
      <style:text-properties officeooo:rsid="006519df" officeooo:paragraph-rsid="006519df"/>
    </style:style>
    <style:style style:name="P55" style:family="paragraph" style:parent-style-name="Standard" style:list-style-name="L2">
      <style:paragraph-properties fo:margin-left="0.9846in" fo:margin-right="0in" fo:text-align="justify" style:justify-single-word="false" fo:text-indent="-0.25in" style:auto-text-indent="false"/>
      <style:text-properties officeooo:rsid="0033527c" officeooo:paragraph-rsid="0033527c"/>
    </style:style>
    <style:style style:name="P56" style:family="paragraph" style:parent-style-name="Standard" style:list-style-name="L3">
      <style:paragraph-properties fo:margin-left="0.9846in" fo:margin-right="0in" fo:text-align="justify" style:justify-single-word="false" fo:text-indent="-0.25in" style:auto-text-indent="false"/>
      <style:text-properties officeooo:rsid="0033527c" officeooo:paragraph-rsid="0033527c"/>
    </style:style>
    <style:style style:name="P57" style:family="paragraph" style:parent-style-name="Standard" style:list-style-name="L7">
      <style:paragraph-properties fo:margin-left="1.4772in" fo:margin-right="0in" fo:text-align="justify" style:justify-single-word="false" fo:text-indent="-0.25in" style:auto-text-indent="false"/>
      <style:text-properties officeooo:rsid="0061c31e" officeooo:paragraph-rsid="0061c31e"/>
    </style:style>
    <style:style style:name="P58" style:family="paragraph" style:parent-style-name="Standard" style:list-style-name="L7">
      <style:paragraph-properties fo:margin-left="1.4772in" fo:margin-right="0in" fo:text-align="justify" style:justify-single-word="false" fo:text-indent="-0.25in" style:auto-text-indent="false"/>
      <style:text-properties officeooo:rsid="00641708" officeooo:paragraph-rsid="00641708"/>
    </style:style>
    <style:style style:name="P59" style:family="paragraph" style:parent-style-name="Table_20_Contents" style:list-style-name="L8">
      <style:text-properties officeooo:rsid="000d74c3" officeooo:paragraph-rsid="001045a3"/>
    </style:style>
    <style:style style:name="P60" style:family="paragraph" style:parent-style-name="Table_20_Contents" style:list-style-name="L8">
      <style:text-properties officeooo:rsid="001045a3" officeooo:paragraph-rsid="001045a3"/>
    </style:style>
    <style:style style:name="P61" style:family="paragraph" style:parent-style-name="Table_20_Contents" style:list-style-name="L8">
      <style:text-properties officeooo:rsid="00143716" officeooo:paragraph-rsid="00143716"/>
    </style:style>
    <style:style style:name="P62" style:family="paragraph" style:parent-style-name="Table_20_Contents" style:list-style-name="L9">
      <style:text-properties officeooo:rsid="0010977c" officeooo:paragraph-rsid="0010977c"/>
    </style:style>
    <style:style style:name="P63" style:family="paragraph" style:parent-style-name="Table_20_Contents" style:list-style-name="L9">
      <style:text-properties officeooo:rsid="00128ece" officeooo:paragraph-rsid="00128ece"/>
    </style:style>
    <style:style style:name="P64" style:family="paragraph" style:parent-style-name="Table_20_Contents" style:list-style-name="L9">
      <style:text-properties officeooo:rsid="0013852c" officeooo:paragraph-rsid="0013852c"/>
    </style:style>
    <style:style style:name="P65" style:family="paragraph" style:parent-style-name="Table_20_Contents" style:list-style-name="L9">
      <style:text-properties officeooo:rsid="0015250f" officeooo:paragraph-rsid="001bf474"/>
    </style:style>
    <style:style style:name="P66" style:family="paragraph" style:parent-style-name="Table_20_Contents" style:list-style-name="L9">
      <style:text-properties officeooo:rsid="00197d22" officeooo:paragraph-rsid="00197d22"/>
    </style:style>
    <style:style style:name="P67" style:family="paragraph" style:parent-style-name="Table_20_Contents" style:list-style-name="L9">
      <style:paragraph-properties fo:margin-left="0.9846in" fo:margin-right="0in" fo:text-indent="-0.25in" style:auto-text-indent="false"/>
      <style:text-properties officeooo:rsid="00197d22" officeooo:paragraph-rsid="00197d22"/>
    </style:style>
    <style:style style:name="P68" style:family="paragraph" style:parent-style-name="Table_20_Contents" style:list-style-name="L9">
      <style:paragraph-properties fo:margin-left="0.9846in" fo:margin-right="0in" fo:text-indent="-0.25in" style:auto-text-indent="false"/>
      <style:text-properties officeooo:rsid="00197d22" officeooo:paragraph-rsid="0019adff"/>
    </style:style>
    <style:style style:name="P69" style:family="paragraph" style:parent-style-name="Table_20_Contents" style:list-style-name="L9">
      <style:paragraph-properties fo:margin-left="0.9846in" fo:margin-right="0in" fo:text-indent="-0.25in" style:auto-text-indent="false"/>
      <style:text-properties officeooo:rsid="0019adff" officeooo:paragraph-rsid="0019adff"/>
    </style:style>
    <style:style style:name="P70" style:family="paragraph" style:parent-style-name="Table_20_Contents" style:list-style-name="L9">
      <style:paragraph-properties fo:margin-left="0.4925in" fo:margin-right="0in" fo:text-indent="-0.25in" style:auto-text-indent="false"/>
      <style:text-properties officeooo:rsid="001bf474" officeooo:paragraph-rsid="001bf474"/>
    </style:style>
    <style:style style:name="T1" style:family="text">
      <style:text-properties officeooo:rsid="00128ece"/>
    </style:style>
    <style:style style:name="T2" style:family="text">
      <style:text-properties officeooo:rsid="0013852c"/>
    </style:style>
    <style:style style:name="T3" style:family="text">
      <style:text-properties officeooo:rsid="00143716"/>
    </style:style>
    <style:style style:name="T4" style:family="text">
      <style:text-properties officeooo:rsid="0015250f"/>
    </style:style>
    <style:style style:name="T5" style:family="text">
      <style:text-properties officeooo:rsid="0016c91c"/>
    </style:style>
    <style:style style:name="T6" style:family="text">
      <style:text-properties officeooo:rsid="0019adff"/>
    </style:style>
    <style:style style:name="T7" style:family="text">
      <style:text-properties officeooo:rsid="001abe89"/>
    </style:style>
    <style:style style:name="T8" style:family="text">
      <style:text-properties fo:font-weight="bold" style:font-weight-asian="bold" style:font-weight-complex="bold"/>
    </style:style>
    <style:style style:name="T9" style:family="text">
      <style:text-properties officeooo:rsid="001ee855"/>
    </style:style>
    <style:style style:name="T10" style:family="text">
      <style:text-properties officeooo:rsid="002070bd"/>
    </style:style>
    <style:style style:name="T11" style:family="text">
      <style:text-properties fo:font-weight="normal" style:font-weight-asian="normal" style:font-weight-complex="normal"/>
    </style:style>
    <style:style style:name="T12" style:family="text">
      <style:text-properties fo:font-weight="normal" officeooo:rsid="0021bd9e" style:font-weight-asian="normal" style:font-weight-complex="normal"/>
    </style:style>
    <style:style style:name="T13" style:family="text">
      <style:text-properties fo:font-weight="normal" officeooo:rsid="0024ba13" style:font-weight-asian="normal" style:font-weight-complex="normal"/>
    </style:style>
    <style:style style:name="T14" style:family="text">
      <style:text-properties fo:font-weight="normal" officeooo:rsid="0026c2e8" style:font-weight-asian="normal" style:font-weight-complex="normal"/>
    </style:style>
    <style:style style:name="T15" style:family="text">
      <style:text-properties fo:font-weight="normal" officeooo:rsid="00274b8d" style:font-weight-asian="normal" style:font-weight-complex="normal"/>
    </style:style>
    <style:style style:name="T16" style:family="text">
      <style:text-properties fo:font-weight="normal" officeooo:rsid="0027e3a0" style:font-weight-asian="normal" style:font-weight-complex="normal"/>
    </style:style>
    <style:style style:name="T17" style:family="text">
      <style:text-properties officeooo:rsid="0021bd9e"/>
    </style:style>
    <style:style style:name="T18" style:family="text">
      <style:text-properties officeooo:rsid="0026c2e8"/>
    </style:style>
    <style:style style:name="T19" style:family="text">
      <style:text-properties officeooo:rsid="0027e3a0"/>
    </style:style>
    <style:style style:name="T20" style:family="text">
      <style:text-properties officeooo:rsid="00292e29"/>
    </style:style>
    <style:style style:name="T21" style:family="text">
      <style:text-properties officeooo:rsid="00388109"/>
    </style:style>
    <style:style style:name="T22" style:family="text">
      <style:text-properties officeooo:rsid="00397f66"/>
    </style:style>
    <style:style style:name="T23" style:family="text">
      <style:text-properties officeooo:rsid="003c31fc"/>
    </style:style>
    <style:style style:name="T24" style:family="text">
      <style:text-properties officeooo:rsid="003def67"/>
    </style:style>
    <style:style style:name="T25" style:family="text">
      <style:text-properties officeooo:rsid="003eff49"/>
    </style:style>
    <style:style style:name="T26" style:family="text">
      <style:text-properties officeooo:rsid="0041ca5d"/>
    </style:style>
    <style:style style:name="T27" style:family="text">
      <style:text-properties officeooo:rsid="00453ba7"/>
    </style:style>
    <style:style style:name="T28" style:family="text">
      <style:text-properties officeooo:rsid="004a354c"/>
    </style:style>
    <style:style style:name="T29" style:family="text">
      <style:text-properties officeooo:rsid="005adee2"/>
    </style:style>
    <style:style style:name="T30" style:family="text">
      <style:text-properties officeooo:rsid="005fed0b"/>
    </style:style>
    <style:style style:name="T31" style:family="text">
      <style:text-properties officeooo:rsid="00626118"/>
    </style:style>
    <style:style style:name="T32" style:family="text">
      <style:text-properties officeooo:rsid="0066947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BASIC Operation</text:p>
      <text:p text:style-name="P2"/>
      <text:list xml:id="list6690218005178818792" text:style-name="L1">
        <text:list-item>
          <text:p text:style-name="P34">If the “image operation mode” is drawing, then upon mouse click the following happens:</text:p>
          <text:p text:style-name="P34"/>
        </text:list-item>
      </text:list>
      <text:list xml:id="list3013675393654774270" text:style-name="L2">
        <text:list-item>
          <text:p text:style-name="P55">In the case of left click, the clicked point is inserted to the ImageModeller's vertex buffer and the Update method of the ImageModeller is called.</text:p>
        </text:list-item>
        <text:list-item>
          <text:p text:style-name="P55">In th case of right click, right click flag of ImageModeller is set to true and the Update method of ImageModeller is called.</text:p>
          <text:p text:style-name="P55"/>
        </text:list-item>
      </text:list>
      <text:list xml:id="list190712108259002" text:continue-list="list6690218005178818792" text:style-name="L1">
        <text:list-item>
          <text:p text:style-name="P34">If the “image operation mode” is drawing, then upon mouse <text:s/>move the following happens:</text:p>
          <text:p text:style-name="P34"/>
        </text:list-item>
      </text:list>
      <text:list xml:id="list4988262593301281244" text:style-name="L3">
        <text:list-item>
          <text:p text:style-name="P56">If the drawing mode is not mode_0, the mouse position is saved into the public member variable “mouse” of the ImageModeller and the ImageModeller Update method is called.</text:p>
          <text:p text:style-name="P56"/>
        </text:list-item>
      </text:list>
      <text:list xml:id="list190711468376191" text:continue-list="list190712108259002" text:style-name="L1">
        <text:list-item>
          <text:p text:style-name="P35">“m_count” is a local private data member which is used to keep track of the number of user clicks. Before starting to draw a component, m_count is set to zero.</text:p>
          <text:p text:style-name="P35"/>
        </text:list-item>
        <text:list-item>
          <text:p text:style-name="P36">The initial drawing mode is mode_0. This mode is do nothing mode. In this mode we wait for user to make her first click. We control this with the value of the “m_count” variable. If this variable's value becomes 1, then we <text:span text:style-name="T21">understand that user has made a click. </text:span></text:p>
        </text:list-item>
      </text:list>
      <text:p text:style-name="P4"/>
      <text:list xml:id="list5350968245352152011" text:style-name="L4">
        <text:list-item>
          <text:p text:style-name="P37">The first clicked point goes to the first location in the m_vertices buffer of the ImageModeller.</text:p>
        </text:list-item>
        <text:list-item>
          <text:p text:style-name="P38">The second position on the m_vertices buffer is also set to the first clicked point temporarily. This second location will be updated during the next mode. </text:p>
        </text:list-item>
        <text:list-item>
          <text:p text:style-name="P38">Display a small circle around the first clicked user point</text:p>
        </text:list-item>
        <text:list-item>
          <text:p text:style-name="P39">Change drawing mode to mode_1.</text:p>
          <text:p text:style-name="P37"/>
        </text:list-item>
      </text:list>
      <text:list xml:id="list190710525723480" text:continue-list="list190711468376191" text:style-name="L1">
        <text:list-item>
          <text:p text:style-name="P40">The second mode is the “mode_<text:span text:style-name="T22">1</text:span>”. In this mode the user draws the major axis of the 2D ellipse.</text:p>
        </text:list-item>
      </text:list>
      <text:p text:style-name="P5"><text:tab/></text:p>
      <text:list xml:id="list4039221445118684389" text:style-name="L5">
        <text:list-item>
          <text:p text:style-name="P41">The second position on the m_vertices buffer is updated with the current mouse position, so that the user is able to decide where to click the second point.</text:p>
        </text:list-item>
        <text:list-item>
          <text:p text:style-name="P42">Upon a click (this will be the second click after the first one), the user has decided the major axis of the ellipse. We understand the second click <text:span text:style-name="T23">has been performed if the value of the </text:span><text:s/>m_count <text:span text:style-name="T23">variable is equal to </text:span>2. <text:span text:style-name="T24">The second clicked position is set to the second position on the m_vertices buffer. After the second click, the mouse position will not be written to this position.</text:span></text:p>
        </text:list-item>
        <text:list-item>
          <text:p text:style-name="P43">m_ellipse is the ellipse that user draws as the initial ellipse. Thus, at the exist of this mode (after the click), we calculate the center of the ellipse (mid point of the two end points of the major axis), the length of the semi-major axis <text:span text:style-name="T25">and the rotation angle of the ellipse (angle between the major axis and the positive x-axis)</text:span>. Furthermore, we find the line segment on which the minor axis should lie. This line segment is also displayed to the user in order to help her to draw the ellipse in the next mode. The end points of the minor axis line segment are stored into the third and forth locations of the m_vertices array. <text:span text:style-name="T26">Small circles are also displayed around the end points of the major axis and the center of the ellipse, to help user visually.</text:span></text:p>
        </text:list-item>
        <text:list-item>
          <text:p text:style-name="P44"><text:soft-page-break/>Before going into the next mode, the current mouse position is projected to the minor axis segment and a temporary ellipse is displayed to the user. A small circle is also displayed at the projection point.</text:p>
        </text:list-item>
        <text:list-item>
          <text:p text:style-name="P45">Change the drawing mode to mode_2.</text:p>
        </text:list-item>
      </text:list>
      <text:p text:style-name="P6"/>
      <text:list xml:id="list190710593751487" text:continue-list="list190710525723480" text:style-name="L1">
        <text:list-item>
          <text:p text:style-name="P46">The third mode is “mode_2”. This mode is the minor axis drawing mode. In this mode the user finalizes the 2D ellipse <text:span text:style-name="T27">by drawing the minor axis of the ellipse (m_ellipse).</text:span></text:p>
        </text:list-item>
      </text:list>
      <text:p text:style-name="P7"/>
      <text:list xml:id="list5197829693145134123" text:style-name="L6">
        <text:list-item>
          <text:p text:style-name="P47">As the user moves the mouse the possible ellipses are displayed to the user until she performs the third click. This click will be used to finalize the base 2D ellipse. <text:span text:style-name="T28">If the third click is a right click, then the modeling of the component will be finalized. If it is a left click, then we'll move on to the next mode. </text:span></text:p>
        </text:list-item>
        <text:list-item>
          <text:p text:style-name="P48">Before moving on to the next mode, we do some preliminary work. Two 3D circles are estimated from the drawn 2D ellipse. The depth of the circles are fixed to a constant which is equal to the mid point of the near and far clipping planes. One of the two circles is selected based on the third clicked point. Generate a generalized cylinder from the initial 3D circle. The first spine point is selected as the center of the base ellipse (? needed reconsideration) and the second one is set to the mouse point. The index of the last valid spine point (m_lsp_idx) is set to 4 (which is the position of the first spine point). Enable the display of the current spine. Update the m_temp_profile and m_profile. </text:p>
        </text:list-item>
      </text:list>
      <text:p text:style-name="P11"/>
      <text:p text:style-name="P12">m_vertices:</text:p>
      <table:table table:name="Table1" table:style-name="Table1">
        <table:table-column table:style-name="Table1.A" table:number-columns-repeated="5"/>
        <table:table-column table:style-name="Table1.F"/>
        <table:table-row>
          <table:table-cell table:style-name="Table1.A1" office:value-type="string">
            <text:p text:style-name="P18">Major axis start point</text:p>
          </table:table-cell>
          <table:table-cell table:style-name="Table1.A1" office:value-type="string">
            <text:p text:style-name="P18">Major axis end point</text:p>
          </table:table-cell>
          <table:table-cell table:style-name="Table1.A1" office:value-type="string">
            <text:p text:style-name="P18">Minor axis guide line start point</text:p>
          </table:table-cell>
          <table:table-cell table:style-name="Table1.A1" office:value-type="string">
            <text:p text:style-name="P18">Minor axis guide line end point</text:p>
          </table:table-cell>
          <table:table-cell table:style-name="Table1.A1" office:value-type="string">
            <text:p text:style-name="P17">The first spine point: center of the base ellipse</text:p>
          </table:table-cell>
          <table:table-cell table:style-name="Table1.F1" office:value-type="string">
            <text:p text:style-name="P17">Mouse point as a second spine point</text:p>
          </table:table-cell>
        </table:table-row>
      </table:table>
      <text:p text:style-name="P11"/>
      <text:list xml:id="list190711454169930" text:continue-numbering="true" text:style-name="L6">
        <text:list-item>
          <text:p text:style-name="P49">Change drawing mode to mode_3.</text:p>
        </text:list-item>
      </text:list>
      <text:p text:style-name="P7"/>
      <text:list xml:id="list190712454127952" text:continue-list="list190710593751487" text:style-name="L1">
        <text:list-item>
          <text:p text:style-name="P50">The forth mode is “mode_3”. This mode is the spine drawing mode. <text:span text:style-name="T29">The execution of this mode is different according to the spine drawing mode. Spine drawing mode can be either continuous or piecewise linear.</text:span></text:p>
        </text:list-item>
      </text:list>
      <text:p text:style-name="P13"/>
      <text:p text:style-name="P13"/>
      <text:p text:style-name="P14">Piecewise-linear spine drawing mode: </text:p>
      <text:p text:style-name="P14"/>
      <text:list xml:id="list3849196485834132933" text:style-name="L7">
        <text:list-item>
          <text:p text:style-name="P51">Wait until a new point is clicked by the user.</text:p>
        </text:list-item>
        <text:list-item>
          <text:p text:style-name="P52">Store the clicked point into the m_vertices [last_valid_spine_point_index <text:span text:style-name="T30">+ 1</text:span>]</text:p>
        </text:list-item>
        <text:list-item>
          <text:p text:style-name="P53">Generate a 2D profile for the spine point.</text:p>
        </text:list-item>
        <text:list-item>
          <text:p text:style-name="P57">Constraint the spine point (if there is a constraint <text:span text:style-name="T31">such as straight_planar</text:span>). <text:span text:style-name="T32">This might change the location of the clicked spine point.</text:span></text:p>
        </text:list-item>
        <text:list-item>
          <text:p text:style-name="P58">Find the 2D vector from the last sampled spine point and the current spine point.</text:p>
        </text:list-item>
        <text:list-item>
          <text:p text:style-name="P53">Increment the spine point.</text:p>
        </text:list-item>
        <text:list-item>
          <text:p text:style-name="P54">Add the new section to the generalized cylinder based on the generated 2D profile.</text:p>
        </text:list-item>
      </text:list>
      <text:p text:style-name="P13"/>
      <text:p text:style-name="P13"/>
      <text:list xml:id="list190712285048617" text:continue-list="list190712454127952" text:style-name="L1">
        <text:list-item>
          <text:p text:style-name="P50"/>
        </text:list-item>
      </text:list>
      <text:p text:style-name="P8"><text:soft-page-break/></text:p>
      <text:p text:style-name="P9"/>
      <text:p text:style-name="P9"/>
      <text:p text:style-name="P9"/>
      <text:p text:style-name="P9"/>
      <text:p text:style-name="P9"/>
      <text:p text:style-name="P9"/>
      <text:p text:style-name="P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601325894954662259" text:style-name="L8">
        <text:list-item>
          <text:p text:style-name="P59">CompositeViewerModeller is the main application class. It is derived from wxApp class.</text:p>
        </text:list-item>
        <text:list-item>
          <text:p text:style-name="P60">MainFrame is the main frame class. It is derived from wxFrame class.</text:p>
        </text:list-item>
        <text:list-item>
          <text:p text:style-name="P60">ImageFrame is the <text:span text:style-name="T3">class defining the </text:span>frame for displaying and processing images. It is derived from wxFrame class.</text:p>
        </text:list-item>
        <text:list-item>
          <text:p text:style-name="P60">OsgWxFrame is the <text:span text:style-name="T3">class defining the </text:span>frame for displaying 3D models <text:span text:style-name="T1">(display mode)</text:span> <text:span text:style-name="T1">and modeling from a single image (drawing mode)</text:span>. It is derived from wxFrame class. </text:p>
        </text:list-item>
        <text:list-item>
          <text:p text:style-name="P61">OsgWxGLCancas <text:span text:style-name="T4">is the canvas class for the OsgWxFrame. </text:span><text:s/></text:p>
        </text:list-item>
      </text:list>
      <text:p text:style-name="P15"/>
      <text:p text:style-name="P15"/>
      <text:p text:style-name="P16">On Model From Single Image:</text:p>
      <text:p text:style-name="P16"/>
      <text:list xml:id="list7601949398670356443" text:style-name="L9">
        <text:list-item>
          <text:p text:style-name="P62">A new OsgWxFrame is created with its id. Then, it is saved into the map m_sgraph_frames with a key of its id.</text:p>
          <text:p text:style-name="P62"/>
        </text:list-item>
        <text:list-item>
          <text:p text:style-name="P63">OsgWxFrame has two operation modes: display and <text:s/><text:span text:style-name="T2">drawing. The default model is the display mode. </text:span></text:p>
          <text:p text:style-name="P63"/>
        </text:list-item>
        <text:list-item>
          <text:p text:style-name="P64">Before starting to draw the model, operation mode must be changed to draw. </text:p>
          <text:p text:style-name="P64"/>
        </text:list-item>
        <text:list-item>
          <text:p text:style-name="P65">OsgWxGLCanvas <text:span text:style-name="T5">has an instance of the ImageModeller class and the interface between the user actions and the modeller is done via the member functions OsgWxGLCanvas::OnMouseDown() and OsgWxGLCanvas::OnMouseMotion() methods. Moreover, modeller also has its own drawing mode which can take four different values: mode_0, mode_1, mode_2, and mode_3.</text:span></text:p>
          <text:p text:style-name="P65"/>
        </text:list-item>
        <text:list-item>
          <text:p text:style-name="P66">In the drawing mode</text:p>
        </text:list-item>
        <text:list-item>
          <text:p text:style-name="P67"><text:soft-page-break/>when mouse left button is clicked, the clicked point is converted from wxWidgets screen coordinates to OpenGL screen coordinates. Then, the converted point is feed to the InsertVertex<text:span text:style-name="T6">()</text:span> method of the modeller. <text:span text:style-name="T7">Modeller is updated in the end.</text:span></text:p>
        </text:list-item>
        <text:list-item>
          <text:p text:style-name="P68"><text:span text:style-name="T6">w</text:span>hen mouse right button is clicked, <text:span text:style-name="T6">if the modeller drawing mode is mode_2 or mode_3 then the </text:span>right click message is sent to the modeller. <text:span text:style-name="T7">Modeller is updated in the end.</text:span></text:p>
        </text:list-item>
        <text:list-item>
          <text:p text:style-name="P69">when mouse is moved, if the modeller drawing mode is mode_1, mode_2 or mode_3, the current position of the mouse is converted to the OpenGL screen coordinates and transferred to the modeller. Modeller is updated in the end.</text:p>
          <text:p text:style-name="P68"/>
        </text:list-item>
        <text:list-item>
          <text:p text:style-name="P70">ImageModeller class manages the modelling via the Update() method. This method is called the the OsgWxGLCanvas class methods: OnMouseDown() and OnMouseMotion(). Update method is responsible for taking action for modelling based on the user interactions. It handles the dynamic modification of the geometry.</text:p>
        </text:list-item>
      </text:list>
      <text:p text:style-name="P26"/>
      <text:p text:style-name="P26"/>
      <text:p text:style-name="P27">osg::Vec2d mouse: </text:p>
      <text:p text:style-name="P19"><text:tab/>- Current mouse position in OpenGL Screen Coordinates is kept in this variable.</text:p>
      <text:p text:style-name="P26"/>
      <text:p text:style-name="P27">drawing_mode mode:</text:p>
      <text:p text:style-name="P19"><text:tab/>- drawing mode of the modeller. Mode_0 (do nothing), mode_1 (semi_major_axis), mode_2 (semi_minor_axis), and mode_3 (spine drawing mode)</text:p>
      <text:p text:style-name="P26"/>
      <text:p text:style-name="P27">spine_constraints sp_const:</text:p>
      <text:p text:style-name="P23"><text:tab/>- <text:span text:style-name="T10">none, straight_planar</text:span></text:p>
      <text:p text:style-name="P26"/>
      <text:p text:style-name="P27">section_constraints sc_const:</text:p>
      <text:p text:style-name="P24"><text:tab/>- none, constant, linear_scaling</text:p>
      <text:p text:style-name="P24"/>
      <text:p text:style-name="P27">component_type comp_type:</text:p>
      <text:p text:style-name="P20"><text:span text:style-name="T8"><text:tab/></text:span><text:span text:style-name="T11">- </text:span><text:span text:style-name="T12">generalized_cylinder, cuboid, sphere</text:span></text:p>
      <text:p text:style-name="P25"/>
      <text:p text:style-name="P27">spine_drawing_mode spd_mode:</text:p>
      <text:p text:style-name="P22"><text:tab/>- <text:span text:style-name="T17">continuous, piecewise_linear</text:span></text:p>
      <text:p text:style-name="P19"/>
      <text:p text:style-name="P27">bool right_click:</text:p>
      <text:p text:style-name="P21"><text:tab/>- <text:span text:style-name="T9">if mode == mode_2 OR mode == mode_3, then this variable is set to true when the user clicks to the right mouse button. After the required processing, this variable is set to false.</text:span></text:p>
      <text:p text:style-name="P28"/>
      <text:p text:style-name="P28">otb::Image&lt;unsigned char, 2&gt;::Pointer m_image:</text:p>
      <text:p text:style-name="P28"><text:tab/><text:span text:style-name="T11">- </text:span><text:span text:style-name="T13">u</text:span><text:span text:style-name="T11">sed to load the image that is to be modeled from. </text:span></text:p>
      <text:p text:style-name="P32"/>
      <text:p text:style-name="P28">int m_count:</text:p>
      <text:p text:style-name="P28"><text:tab/><text:span text:style-name="T11">- </text:span><text:span text:style-name="T14">used to count the number of vertices inserted.</text:span></text:p>
      <text:p text:style-name="P28"/>
      <text:p text:style-name="P28">int m_lsp_idx:</text:p>
      <text:p text:style-name="P28"><text:tab/><text:span text:style-name="T11">- ?</text:span></text:p>
      <text:p text:style-name="P28"/>
      <text:p text:style-name="P28">bool m_bimg_exists:</text:p>
      <text:p text:style-name="P32"><text:soft-page-break/><text:tab/>- <text:span text:style-name="T18">set to true if binary image of the modelling image exists or not</text:span></text:p>
      <text:p text:style-name="P32"/>
      <text:p text:style-name="P28">osg::ref_ptr&lt;osg::Geometry&gt; m_dgeom:</text:p>
      <text:p text:style-name="P28"><text:tab/><text:span text:style-name="T11">- </text:span><text:span text:style-name="T15">used for 2D drawing geometry</text:span></text:p>
      <text:p text:style-name="P33"/>
      <text:p text:style-name="P28">osg::ref_ptr&lt;osg::Geometry&gt; m_pgeom:</text:p>
      <text:p text:style-name="P28"><text:tab/><text:span text:style-name="T11">- </text:span><text:span text:style-name="T15">used for 2D profiles geometry</text:span></text:p>
      <text:p text:style-name="P33"/>
      <text:p text:style-name="P28">osg::ref_ptr&lt;osg::Geode&gt; m_model:</text:p>
      <text:p text:style-name="P28"><text:tab/><text:span text:style-name="T11">-</text:span><text:span text:style-name="T16">used as a parent node for the created 3D model geometry</text:span></text:p>
      <text:p text:style-name="P28"/>
      <text:p text:style-name="P28">osg::ref_ptr&lt;GeneralizedCylinder&gt; m_gcyl:</text:p>
      <text:p text:style-name="P32"><text:tab/>- <text:span text:style-name="T19">used for modeled 3D generalized cylinder geometry</text:span></text:p>
      <text:p text:style-name="P32"/>
      <text:p text:style-name="P30">osg::ref_ptr&lt;osg::Vec2dArray&gt; m_vertices:</text:p>
      <text:p text:style-name="P29">std::vector&lt;osg::ref_ptr&lt;osg::DrawArrays&gt; &gt; m_darrays:</text:p>
      <text:p text:style-name="P31"><text:tab/>- for 2D drawing: base ellipse and spine</text:p>
      <text:p text:style-name="P31"/>
      <text:p text:style-name="P30">osg::ref_ptr&lt;osg::Vec2dArray&gt; m_pvertices:</text:p>
      <text:p text:style-name="P29">std::vector&lt;osg::ref_ptr&lt;osg::DrawArrays&gt; &gt; m_parrays:</text:p>
      <text:p text:style-name="P31"><text:tab/>- for displaying copied profiles</text:p>
      <text:p text:style-name="P31"/>
      <text:p text:style-name="P30">osg::ref_ptr&lt;osg::Vec2dArray&gt; m_cvertices:</text:p>
      <text:p text:style-name="P29">std::vector&lt;osg::ref_ptr&lt;osg::DrawArrays&gt; &gt; m_carrays:</text:p>
      <text:p text:style-name="P31"><text:tab/>- for displayin<text:span text:style-name="T20">g</text:span> small circles on the base ellipse</text:p>
      <text:p text:style-name="P31"/>
      <text:p text:style-name="P30">osg::ref_ptr&lt;osg::Vec2dArray&gt; m_tvertices:</text:p>
      <text:p text:style-name="P29">std::vector&lt;osg::ref_ptr&lt;osg::DrawArrays&gt; &gt; m_tarrays:</text:p>
      <text:p text:style-name="P31"><text:tab/>- for displaying the dynamic profile</text:p>
      <text:p text:style-name="P28"/>
      <text:p text:style-name="P28">std::unique_ptr&lt;Ellipse2D&gt; m_ellipse;</text:p>
      <text:p text:style-name="P28">std::unique_ptr&lt;Ellipse2D&gt; m_profile;</text:p>
      <text:p text:style-name="P28">std::unique_ptr&lt;Ellipse2D&gt; m_temp_profile;</text:p>
      <text:p text:style-name="P28">std::unique_ptr&lt;Rectangle2D&gt; m_rect;</text:p>
      <text:p text:style-name="P28">std::unique_ptr&lt;ModelSolver&gt; m_solver;</text:p>
      <text:p text:style-name="P28">std::shared_ptr&lt;PersProjParam&gt; m_ppp;</text:p>
      <text:p text:style-name="P28">OsgWxGLCanvas* m_canv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5T12:21:43.080660559</meta:creation-date>
    <dc:date>2015-01-27T19:07:10.464921959</dc:date>
    <meta:editing-duration>PT22H59M20S</meta:editing-duration>
    <meta:editing-cycles>73</meta:editing-cycles>
    <meta:generator>LibreOffice/4.2.7.2$Linux_x86 LibreOffice_project/420m0$Build-2</meta:generator>
    <meta:document-statistic meta:table-count="1" meta:image-count="0" meta:object-count="0" meta:page-count="5" meta:paragraph-count="112" meta:word-count="1553" meta:character-count="9416" meta:non-whitespace-character-count="7982"/>
  </office:meta>
</office:document-meta>
</file>